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cc66ff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dash" draw:stroke-dash="Dashed_20__28_var_29_" svg:stroke-width="0.2cm" svg:stroke-color="#b2b2b2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6666ff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-width="0.5cm" draw:marker-end="Linienspitzen_20_3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="Arrow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draw:stroke="dash" draw:stroke-dash="Fine_20_Dashed" svg:stroke-width="0.2cm" svg:stroke-color="#00cc33" draw:marker-start-width="0.5cm" draw:marker-end="Linienspitzen_20_3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stroke="dash" draw:stroke-dash="Fine_20_Dashe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svg:stroke-color="#660066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3" style:family="graphic" style:parent-style-name="objectwithoutfill">
      <style:graphic-properties svg:stroke-width="0.2cm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24.2cm" svg:x2="9.9cm" svg:y2="25.9cm">
          <text:p/>
        </draw:line>
        <draw:line draw:style-name="gr1" draw:text-style-name="P1" draw:layer="layout" svg:x1="2.5cm" svg:y1="24.2cm" svg:x2="9.9cm" svg:y2="22.4cm">
          <text:p/>
        </draw:line>
        <draw:line draw:style-name="gr2" draw:text-style-name="P1" draw:layer="layout" svg:x1="2.6cm" svg:y1="21.8cm" svg:x2="10cm" svg:y2="25cm">
          <text:p/>
        </draw:line>
        <draw:line draw:style-name="gr2" draw:text-style-name="P1" draw:layer="layout" svg:x1="2.6cm" svg:y1="21.8cm" svg:x2="9.9cm" svg:y2="21.5cm">
          <text:p/>
        </draw:line>
        <draw:line draw:style-name="gr3" draw:text-style-name="P1" draw:layer="layout" svg:x1="9.9cm" svg:y1="11.7cm" svg:x2="14.4cm" svg:y2="11.7cm">
          <text:p/>
        </draw:line>
        <draw:line draw:style-name="gr3" draw:text-style-name="P1" draw:layer="layout" svg:x1="9.9cm" svg:y1="14.5cm" svg:x2="14.4cm" svg:y2="11.7cm">
          <text:p/>
        </draw:line>
        <draw:line draw:style-name="gr3" draw:text-style-name="P1" draw:layer="layout" svg:x1="9.9cm" svg:y1="13.2cm" svg:x2="14.4cm" svg:y2="11.7cm">
          <text:p/>
        </draw:line>
        <draw:line draw:style-name="gr4" draw:text-style-name="P1" draw:layer="layout" svg:x1="2.5cm" svg:y1="5.3cm" svg:x2="17cm" svg:y2="5.3cm">
          <text:p/>
        </draw:line>
        <draw:line draw:style-name="gr1" draw:text-style-name="P1" draw:layer="layout" svg:x1="2.6cm" svg:y1="5.3cm" svg:x2="9.8cm" svg:y2="3.7cm">
          <text:p/>
        </draw:line>
        <draw:line draw:style-name="gr1" draw:text-style-name="P1" draw:layer="layout" svg:x1="9.9cm" svg:y1="3.7cm" svg:x2="16.9cm" svg:y2="5.3cm">
          <text:p/>
        </draw:line>
        <draw:line draw:style-name="gr1" draw:text-style-name="P1" draw:layer="layout" svg:x1="2.6cm" svg:y1="5.3cm" svg:x2="9.9cm" svg:y2="6.8cm">
          <text:p/>
        </draw:line>
        <draw:line draw:style-name="gr1" draw:text-style-name="P1" draw:layer="layout" svg:x1="9.9cm" svg:y1="6.8cm" svg:x2="16.9cm" svg:y2="5.3cm">
          <text:p/>
        </draw:line>
        <draw:line draw:style-name="gr2" draw:text-style-name="P1" draw:layer="layout" svg:x1="16.8cm" svg:y1="7.6cm" svg:x2="9.9cm" svg:y2="2.7cm">
          <text:p/>
        </draw:line>
        <draw:line draw:style-name="gr2" draw:text-style-name="P1" draw:layer="layout" svg:x1="9.9cm" svg:y1="2.7cm" svg:x2="2.6cm" svg:y2="2.9cm">
          <text:p/>
        </draw:line>
        <draw:g>
          <draw:line draw:style-name="gr5" draw:text-style-name="P1" draw:layer="layout" svg:x1="16.8cm" svg:y1="7.6cm" svg:x2="9.9cm" svg:y2="4.3cm">
            <text:p/>
          </draw:line>
          <draw:line draw:style-name="gr5" draw:text-style-name="P1" draw:layer="layout" svg:x1="9.9cm" svg:y1="4.3cm" svg:x2="2.6cm" svg:y2="2.9cm">
            <text:p/>
          </draw:line>
        </draw:g>
        <draw:line draw:style-name="gr2" draw:text-style-name="P1" draw:layer="layout" svg:x1="9.9cm" svg:y1="5.9cm" svg:x2="2.6cm" svg:y2="2.9cm">
          <text:p/>
        </draw:line>
        <draw:line draw:style-name="gr6" draw:text-style-name="P1" draw:layer="layout" svg:x1="2.6cm" svg:y1="5.3cm" svg:x2="2.6cm" svg:y2="2.9cm">
          <text:p/>
        </draw:line>
        <draw:line draw:style-name="gr6" draw:text-style-name="P1" draw:layer="layout" svg:x1="16.9cm" svg:y1="5.3cm" svg:x2="16.9cm" svg:y2="7.6cm">
          <text:p/>
        </draw:line>
        <draw:line draw:style-name="gr7" draw:text-style-name="P1" draw:layer="layout" svg:x1="12cm" svg:y1="1.3cm" svg:x2="12cm" svg:y2="4.1cm">
          <text:p/>
        </draw:line>
        <draw:line draw:style-name="gr2" draw:text-style-name="P1" draw:layer="layout" svg:x1="16.9cm" svg:y1="7.6cm" svg:x2="9.9cm" svg:y2="5.9cm">
          <text:p/>
        </draw:line>
        <draw:line draw:style-name="gr7" draw:text-style-name="P1" draw:layer="layout" svg:x1="12cm" svg:y1="9.3cm" svg:x2="12cm" svg:y2="6.489cm">
          <text:p/>
        </draw:line>
        <draw:line draw:style-name="gr8" draw:text-style-name="P1" draw:layer="layout" svg:x1="9.9cm" svg:y1="1.6cm" svg:x2="9.9cm" svg:y2="9cm">
          <text:p/>
        </draw:line>
        <draw:line draw:style-name="gr4" draw:text-style-name="P1" draw:layer="layout" svg:x1="2.5cm" svg:y1="14.5cm" svg:x2="17cm" svg:y2="14.5cm">
          <text:p/>
        </draw:line>
        <draw:line draw:style-name="gr7" draw:text-style-name="P1" draw:layer="layout" svg:x1="12cm" svg:y1="18.5cm" svg:x2="12cm" svg:y2="15.689cm">
          <text:p/>
        </draw:line>
        <draw:line draw:style-name="gr2" draw:text-style-name="P1" draw:layer="layout" svg:x1="12cm" svg:y1="13.2cm" svg:x2="9.9cm" svg:y2="13.2cm">
          <text:p/>
        </draw:line>
        <draw:line draw:style-name="gr2" draw:text-style-name="P1" draw:layer="layout" svg:x1="9.9cm" svg:y1="13.2cm" svg:x2="2.5cm" svg:y2="16cm">
          <text:p/>
        </draw:line>
        <draw:line draw:style-name="gr2" draw:text-style-name="P1" draw:layer="layout" svg:x1="12cm" svg:y1="13.2cm" svg:x2="2.6cm" svg:y2="18.9cm">
          <text:p/>
        </draw:line>
        <draw:line draw:style-name="gr2" draw:text-style-name="P1" draw:layer="layout" svg:x1="11.9cm" svg:y1="13.2cm" svg:x2="9.9cm" svg:y2="11.7cm">
          <text:p/>
        </draw:line>
        <draw:line draw:style-name="gr2" draw:text-style-name="P1" draw:layer="layout" svg:x1="9.9cm" svg:y1="11.7cm" svg:x2="2.5cm" svg:y2="11.7cm">
          <text:p/>
        </draw:line>
        <draw:line draw:style-name="gr8" draw:text-style-name="P1" draw:layer="layout" svg:x1="9.9cm" svg:y1="10.8cm" svg:x2="9.9cm" svg:y2="18.2cm">
          <text:p/>
        </draw:line>
        <draw:line draw:style-name="gr7" draw:text-style-name="P1" draw:layer="layout" svg:x1="12cm" svg:y1="10.5cm" svg:x2="12cm" svg:y2="13.3cm">
          <text:p/>
        </draw:line>
        <draw:line draw:style-name="gr9" draw:text-style-name="P1" draw:layer="layout" svg:x1="14.3cm" svg:y1="10.5cm" svg:x2="14.3cm" svg:y2="11.6cm">
          <text:p/>
        </draw:line>
        <draw:line draw:style-name="gr9" draw:text-style-name="P1" draw:layer="layout" svg:x1="14.3cm" svg:y1="18.316cm" svg:x2="14.3cm" svg:y2="17.2cm">
          <text:p/>
        </draw:line>
        <draw:line draw:style-name="gr4" draw:text-style-name="P1" draw:layer="layout" svg:x1="2.5cm" svg:y1="24.2cm" svg:x2="17cm" svg:y2="24.2cm">
          <text:p/>
        </draw:line>
        <draw:line draw:style-name="gr9" draw:text-style-name="P1" draw:layer="layout" svg:x1="14.3cm" svg:y1="20.2cm" svg:x2="14.3cm" svg:y2="21.3cm">
          <text:p/>
        </draw:line>
        <draw:line draw:style-name="gr9" draw:text-style-name="P1" draw:layer="layout" svg:x1="14.3cm" svg:y1="28.016cm" svg:x2="14.3cm" svg:y2="26.9cm">
          <text:p/>
        </draw:line>
        <draw:line draw:style-name="gr10" draw:text-style-name="P1" draw:layer="layout" svg:x1="2.6cm" svg:y1="21.8cm" svg:x2="14.4cm" svg:y2="21.3cm">
          <text:p/>
        </draw:line>
        <draw:line draw:style-name="gr10" draw:text-style-name="P1" draw:layer="layout" svg:x1="2.6cm" svg:y1="21.8cm" svg:x2="14.3cm" svg:y2="26.9cm">
          <text:p/>
        </draw:line>
        <draw:line draw:style-name="gr11" draw:text-style-name="P1" draw:layer="layout" svg:x1="2.6cm" svg:y1="24.2cm" svg:x2="14.3cm" svg:y2="21.3cm">
          <text:p/>
        </draw:line>
        <draw:line draw:style-name="gr11" draw:text-style-name="P1" draw:layer="layout" svg:x1="2.7cm" svg:y1="24.2cm" svg:x2="14.3cm" svg:y2="26.9cm">
          <text:p/>
        </draw:line>
        <draw:line draw:style-name="gr2" draw:text-style-name="P1" draw:layer="layout" svg:x1="9.9cm" svg:y1="21.5cm" svg:x2="16.9cm" svg:y2="26.5cm">
          <text:p/>
        </draw:line>
        <draw:line draw:style-name="gr2" draw:text-style-name="P1" draw:layer="layout" svg:x1="9.9cm" svg:y1="25cm" svg:x2="16.8cm" svg:y2="26.4cm">
          <text:p/>
        </draw:line>
        <draw:line draw:style-name="gr1" draw:text-style-name="P1" draw:layer="layout" svg:x1="9.9cm" svg:y1="22.4cm" svg:x2="16.9cm" svg:y2="24.3cm">
          <text:p/>
        </draw:line>
        <draw:line draw:style-name="gr1" draw:text-style-name="P1" draw:layer="layout" svg:x1="9.9cm" svg:y1="25.9cm" svg:x2="16.9cm" svg:y2="24.2cm">
          <text:p/>
        </draw:line>
        <draw:line draw:style-name="gr6" draw:text-style-name="P1" draw:layer="layout" svg:x1="2.6cm" svg:y1="24.2cm" svg:x2="2.6cm" svg:y2="21.8cm">
          <text:p/>
        </draw:line>
        <draw:line draw:style-name="gr6" draw:text-style-name="P1" draw:layer="layout" svg:x1="16.9cm" svg:y1="24.2cm" svg:x2="16.9cm" svg:y2="26.5cm">
          <text:p/>
        </draw:line>
        <draw:line draw:style-name="gr7" draw:text-style-name="P1" draw:layer="layout" svg:x1="12cm" svg:y1="28.2cm" svg:x2="12cm" svg:y2="25.389cm">
          <text:p/>
        </draw:line>
        <draw:line draw:style-name="gr8" draw:text-style-name="P1" draw:layer="layout" svg:x1="9.9cm" svg:y1="20.5cm" svg:x2="9.9cm" svg:y2="27.9cm">
          <text:p/>
        </draw:line>
        <draw:line draw:style-name="gr7" draw:text-style-name="P1" draw:layer="layout" svg:x1="12cm" svg:y1="20.2cm" svg:x2="12cm" svg:y2="23cm">
          <text:p/>
        </draw:line>
        <draw:frame draw:style-name="gr12" draw:text-style-name="P2" draw:layer="layout" svg:width="2.065cm" svg:height="2.453cm" svg:x="0.9cm" svg:y="8.147cm">
          <draw:text-box>
            <text:p text:style-name="P2"><text:span text:style-name="T1">a)</text:span></text:p>
          </draw:text-box>
        </draw:frame>
        <draw:frame draw:style-name="gr12" draw:text-style-name="P2" draw:layer="layout" svg:width="2.065cm" svg:height="2.453cm" svg:x="0.901cm" svg:y="17.748cm">
          <draw:text-box>
            <text:p text:style-name="P2"><text:span text:style-name="T1">b)</text:span></text:p>
          </draw:text-box>
        </draw:frame>
        <draw:frame draw:style-name="gr12" draw:text-style-name="P2" draw:layer="layout" svg:width="2.065cm" svg:height="2.453cm" svg:x="0.901cm" svg:y="8.148cm">
          <draw:text-box>
            <text:p text:style-name="P2"><text:span text:style-name="T1">a)</text:span></text:p>
          </draw:text-box>
        </draw:frame>
        <draw:frame draw:style-name="gr12" draw:text-style-name="P2" draw:layer="layout" svg:width="2.065cm" svg:height="2.453cm" svg:x="0.901cm" svg:y="27.148cm">
          <draw:text-box>
            <text:p text:style-name="P2"><text:span text:style-name="T1">c)</text:span></text:p>
          </draw:text-box>
        </draw:frame>
      </draw:page>
      <draw:page draw:name="page2" draw:style-name="dp1" draw:master-page-name="Standard">
        <draw:line draw:style-name="gr4" draw:text-style-name="P1" draw:layer="layout" svg:x1="2.4cm" svg:y1="9.9cm" svg:x2="16.3cm" svg:y2="9.9cm">
          <text:p/>
        </draw:line>
        <draw:line draw:style-name="gr7" draw:text-style-name="P1" draw:layer="layout" svg:x1="11.2cm" svg:y1="12.058cm" svg:x2="11.2cm" svg:y2="10.57cm">
          <text:p/>
        </draw:line>
        <draw:line draw:style-name="gr13" draw:text-style-name="P1" draw:layer="layout" svg:x1="9.3cm" svg:y1="7.9cm" svg:x2="9.3cm" svg:y2="8.6cm">
          <text:p/>
        </draw:line>
        <draw:line draw:style-name="gr7" draw:text-style-name="P1" draw:layer="layout" svg:x1="11.2cm" svg:y1="7.823cm" svg:x2="11.2cm" svg:y2="9.305cm">
          <text:p/>
        </draw:line>
        <draw:line draw:style-name="gr9" draw:text-style-name="P1" draw:layer="layout" svg:x1="4.9cm" svg:y1="8.715cm" svg:x2="4.9cm" svg:y2="9.297cm">
          <text:p/>
        </draw:line>
        <draw:line draw:style-name="gr9" draw:text-style-name="P1" draw:layer="layout" svg:x1="4.9cm" svg:y1="11.158cm" svg:x2="4.9cm" svg:y2="10.567cm">
          <text:p/>
        </draw:line>
        <draw:line draw:style-name="gr14" draw:text-style-name="P1" draw:layer="layout" svg:x1="2.406cm" svg:y1="7.478cm" svg:x2="2.406cm" svg:y2="12.347cm">
          <text:p/>
        </draw:line>
        <draw:line draw:style-name="gr14" draw:text-style-name="P1" draw:layer="layout" svg:x1="16.3cm" svg:y1="7.4cm" svg:x2="16.3cm" svg:y2="12.269cm">
          <text:p/>
        </draw:line>
        <draw:line draw:style-name="gr8" draw:text-style-name="P1" draw:layer="layout" svg:x1="7.9cm" svg:y1="7.982cm" svg:x2="7.9cm" svg:y2="11.899cm">
          <text:p/>
        </draw:line>
        <draw:line draw:style-name="gr8" draw:text-style-name="P1" draw:layer="layout" svg:x1="14.2cm" svg:y1="7.982cm" svg:x2="14.2cm" svg:y2="11.899cm">
          <text:p/>
        </draw:line>
        <draw:line draw:style-name="gr9" draw:text-style-name="P1" draw:layer="layout" svg:x1="18.6cm" svg:y1="8.715cm" svg:x2="18.6cm" svg:y2="9.297cm">
          <text:p/>
        </draw:line>
        <draw:line draw:style-name="gr9" draw:text-style-name="P1" draw:layer="layout" svg:x1="18.6cm" svg:y1="11.158cm" svg:x2="18.6cm" svg:y2="10.567cm">
          <text:p/>
        </draw:line>
        <draw:line draw:style-name="gr15" draw:text-style-name="P1" draw:layer="layout" svg:x1="9.3cm" svg:y1="7.983cm" svg:x2="9.3cm" svg:y2="11.9cm">
          <text:p/>
        </draw:line>
        <draw:line draw:style-name="gr13" draw:text-style-name="P1" draw:layer="layout" svg:x1="9.3cm" svg:y1="11.7cm" svg:x2="9.3cm" svg:y2="11.175cm">
          <text:p/>
        </draw:line>
        <draw:line draw:style-name="gr16" draw:text-style-name="P1" draw:layer="layout" svg:x1="2.4cm" svg:y1="7.7cm" svg:x2="3.3cm" svg:y2="7.7cm">
          <text:p/>
        </draw:line>
        <draw:frame draw:style-name="gr17" draw:layer="layout" svg:width="1.226cm" svg:height="1.171cm" svg:x="2.3cm" svg:y="6.529cm">
          <draw:text-box>
            <text:p>z<text:span text:style-name="T2">en</text:span></text:p>
          </draw:text-box>
        </draw:frame>
        <draw:line draw:style-name="gr16" draw:text-style-name="P1" draw:layer="layout" svg:x1="16.3cm" svg:y1="7.671cm" svg:x2="17.2cm" svg:y2="7.671cm">
          <text:p/>
        </draw:line>
        <draw:frame draw:style-name="gr17" draw:layer="layout" svg:width="1.226cm" svg:height="1.171cm" svg:x="16.3cm" svg:y="6.5cm">
          <draw:text-box>
            <text:p>z<text:span text:style-name="T2">ex</text:span></text:p>
          </draw:text-box>
        </draw:frame>
        <draw:frame draw:style-name="gr18" draw:text-style-name="P3" draw:layer="layout" svg:width="3.173cm" svg:height="0.725cm" svg:x="3.78cm" svg:y="12.3cm">
          <draw:text-box>
            <text:p text:style-name="P3"><text:span text:style-name="T3">entrance pupil</text:span></text:p>
          </draw:text-box>
        </draw:frame>
        <draw:frame draw:style-name="gr18" draw:text-style-name="P3" draw:layer="layout" svg:width="1.637cm" svg:height="0.725cm" svg:x="1.6cm" svg:y="12.275cm">
          <draw:text-box>
            <text:p text:style-name="P3"><text:span text:style-name="T3">object</text:span></text:p>
          </draw:text-box>
        </draw:frame>
        <draw:frame draw:style-name="gr18" draw:text-style-name="P3" draw:layer="layout" svg:width="2.703cm" svg:height="0.725cm" svg:x="7.261cm" svg:y="12.3cm">
          <draw:text-box>
            <text:p text:style-name="P3"><text:span text:style-name="T3">front lenses</text:span></text:p>
          </draw:text-box>
        </draw:frame>
        <draw:frame draw:style-name="gr18" draw:text-style-name="P3" draw:layer="layout" svg:width="1.306cm" svg:height="0.725cm" svg:x="10.6cm" svg:y="12.3cm">
          <draw:text-box>
            <text:p text:style-name="P3"><text:span text:style-name="T3">stop</text:span></text:p>
          </draw:text-box>
        </draw:frame>
        <draw:frame draw:style-name="gr18" draw:text-style-name="P3" draw:layer="layout" svg:width="2.602cm" svg:height="0.725cm" svg:x="12.461cm" svg:y="12.3cm">
          <draw:text-box>
            <text:p text:style-name="P3"><text:span text:style-name="T3">rear lenses</text:span></text:p>
          </draw:text-box>
        </draw:frame>
        <draw:frame draw:style-name="gr18" draw:text-style-name="P3" draw:layer="layout" svg:width="1.658cm" svg:height="0.725cm" svg:x="15.5cm" svg:y="12.275cm">
          <draw:text-box>
            <text:p text:style-name="P3"><text:span text:style-name="T3">image</text:span></text:p>
          </draw:text-box>
        </draw:frame>
        <draw:frame draw:style-name="gr18" draw:text-style-name="P3" draw:layer="layout" svg:width="2.174cm" svg:height="0.725cm" svg:x="17.4cm" svg:y="12.275cm">
          <draw:text-box>
            <text:p text:style-name="P3"><text:span text:style-name="T3">exit pupil</text:span></text:p>
          </draw:text-box>
        </draw:frame>
        <draw:line draw:style-name="gr13" draw:text-style-name="P1" draw:layer="layout" svg:x1="13.6cm" svg:y1="7.925cm" svg:x2="13.6cm" svg:y2="8.625cm">
          <text:p/>
        </draw:line>
        <draw:line draw:style-name="gr15" draw:text-style-name="P1" draw:layer="layout" svg:x1="13.6cm" svg:y1="8.008cm" svg:x2="13.6cm" svg:y2="11.925cm">
          <text:p/>
        </draw:line>
        <draw:line draw:style-name="gr13" draw:text-style-name="P1" draw:layer="layout" svg:x1="13.6cm" svg:y1="11.725cm" svg:x2="13.6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erster </meta:initial-creator>
    <meta:creation-date>2016-03-15T13:49:49.864188417</meta:creation-date>
    <dc:date>2016-03-15T15:28:53.480475969</dc:date>
    <dc:creator>foerster </dc:creator>
    <meta:editing-duration>PT53M9S</meta:editing-duration>
    <meta:editing-cycles>10</meta:editing-cycles>
    <meta:generator>LibreOffice/4.3.3.2$Linux_X86_64 LibreOffice_project/430m0$Build-2</meta:generator>
    <meta:document-statistic meta:object-count="83"/>
  </office:meta>
</office:document-meta>
</file>